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59f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59f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59f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59f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59f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59f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59f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59f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59f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59f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59f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59f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59f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59f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59f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59f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59f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streyler Esteler Severeyn Narva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8109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ddaly Del Carmen Narvaez Partid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79698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1.8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7" meta:non-whitespace-character-count="1009"/>
    <meta:template xlink:type="simple" xlink:actuate="onRequest" xlink:title="Normal" xlink:href=""/>
  </office:meta>
</office:document-meta>
</file>